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color="#33333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 (Computer Systems)</text:span><text:span text:style-name="T2"><text:line-break/></text:span><text:span text:style-name="T3">Unit 13. Activities 02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3 (Extra). Activities 02</text:span></text:p>
      <text:p text:style-name="Standard">Use forums to ask questions or help your classmates :)</text:p>
      <text:list xml:id="list229425916" text:style-name="WWNum1">
        <text:list-item>
          <text:p text:style-name="P12"><text:bookmark text:name="_hnqspirfq5lr"/>Exercise 01</text:p>
        </text:list-item>
      </text:list>
      <text:p text:style-name="Standard">Create a script that asks a number and checks if that number is prime or not. You can remember prime definition here <text:a xlink:type="simple" xlink:href="https://en.wikipedia.org/wiki/Prime_number" text:style-name="ListLabel_20_1" text:visited-style-name="ListLabel_20_1"><text:span text:style-name="T9">https://en.wikipedia.org/wiki/Prime_number</text:span></text:a></text:p>
      <text:list xml:id="list84325305977630" text:continue-numbering="true" text:style-name="WWNum1">
        <text:list-item>
          <text:p text:style-name="P12"><text:bookmark text:name="_r3tvn5s2njsu"/>Exercise 03</text:p>
        </text:list-item>
      </text:list>
      <text:p text:style-name="Standard">Create a script that asks a number and calculates its factorial. Definition can be found here <text:a xlink:type="simple" xlink:href="https://en.wikipedia.org/wiki/Factorial" text:style-name="ListLabel_20_1" text:visited-style-name="ListLabel_20_1"><text:span text:style-name="T9">https://en.wikipedia.org/wiki/Factorial</text:span></text:a></text:p>
      <text:list xml:id="list84324398821985" text:continue-numbering="true" text:style-name="WWNum1">
        <text:list-item>
          <text:p text:style-name="P12"><text:bookmark text:name="_69zloh8oxizg"/>Exercise 03</text:p>
        </text:list-item>
      </text:list>
      <text:p text:style-name="Standard">Create a script that shows the number of users currently logged in the system.</text:p>
      <text:p text:style-name="Standard"><text:span text:style-name="T10">Tip:</text:span> “w” or “who” command and their parameters could be useful to do this script.</text:p>
      <text:list xml:id="list84323998796451" text:continue-numbering="true" text:style-name="WWNum1">
        <text:list-item>
          <text:p text:style-name="P12"><text:bookmark text:name="_k0yw57vhgozg"/>Exercise 04</text:p>
        </text:list-item>
      </text:list>
      <text:p text:style-name="Standard">Create a script that asks a username and shows its home directory. That information should be checked using “<text:span text:style-name="T11">/etc/passwd</text:span>” file.</text:p>
      <text:list xml:id="list84325180271830" text:continue-numbering="true" text:style-name="WWNum1">
        <text:list-item>
          <text:p text:style-name="P12"><text:bookmark text:name="_9jcsjne8uc16"/>Exercise 05</text:p>
        </text:list-item>
      </text:list>
      <text:p text:style-name="Standard">We have a file with two columns (name and country) separated by : lik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12">Pedro:Spain<text:line-break/>Juan:Spain<text:line-break/>Mark:Holland<text:line-break/>Vladimir:Russia<text:line-break/>Terry:USA</text:span></text:p>
          </table:table-cell>
        </table:table-row>
      </table:table>
      <text:p text:style-name="Standard">We have to create a program that shows only country names. They should be shown ordered descendant by its country name.</text:p>
      <text:p text:style-name="Standard">If a country appears more than one time, it should be shown only one time.</text:p>
      <text:p text:style-name="Standard"><text:span text:style-name="T10">Tip</text:span>: “sort” command and their parameters could be useful to do this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3. Bash scripting</text:span></text:p>
      </style:header>
      <style:footer>
        <text:p text:style-name="MP4"><text:span text:style-name="MT1">CFGS DAM/DAW<text:tab/><text:tab/>Unit 1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23" meta:word-count="218" meta:character-count="1341" meta:non-whitespace-character-count="1148"/>
    <meta:generator>LibreOfficeDev/6.0.5.2$Linux_X86_64 LibreOffice_project/</meta:generator>
  </office:meta>
</office:document-meta>
</file>